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 Semilight" svg:font-family="'Malgun Gothic Semilight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swiss" style:font-pitch="variable"/>
  </office:font-face-decls>
  <office:automatic-styles>
    <style:style style:name="P1" style:family="paragraph" style:parent-style-name="Standard">
      <style:text-properties style:font-name="Malgun Gothic Semilight" fo:font-size="16pt" officeooo:rsid="001ec961" officeooo:paragraph-rsid="001ec961" style:font-size-asian="16pt" style:font-size-complex="16pt"/>
    </style:style>
    <style:style style:name="P2" style:family="paragraph" style:parent-style-name="Standard">
      <style:text-properties style:font-name="Noto Sans Light" fo:font-size="12pt" officeooo:rsid="001ec961" officeooo:paragraph-rsid="001ec961" style:font-size-asian="10.5pt" style:font-size-complex="12pt"/>
    </style:style>
    <style:style style:name="P3" style:family="paragraph" style:parent-style-name="Standard">
      <style:text-properties style:font-name="Noto Sans Light" fo:font-size="12pt" fo:font-style="italic" officeooo:rsid="001ec961" officeooo:paragraph-rsid="001ec961" style:font-size-asian="10.5pt" style:font-style-asian="italic" style:font-size-complex="12pt" style:font-style-complex="italic"/>
    </style:style>
    <style:style style:name="P4" style:family="paragraph" style:parent-style-name="Standard">
      <style:text-properties style:font-name="Noto Sans Light" fo:font-size="12pt" fo:font-style="normal" officeooo:rsid="001ec961" officeooo:paragraph-rsid="001ec961" style:font-size-asian="10.5pt" style:font-style-asian="normal" style:font-size-complex="12pt" style:font-style-complex="normal"/>
    </style:style>
    <style:style style:name="P5" style:family="paragraph" style:parent-style-name="Standard">
      <style:text-properties style:font-name="Noto Sans Light" fo:font-size="12pt" fo:font-style="italic" officeooo:rsid="001ec961" officeooo:paragraph-rsid="001ec961" style:font-size-asian="10.5pt" style:font-style-asian="italic" style:font-size-complex="12pt" style:font-style-complex="italic"/>
    </style:style>
    <style:style style:name="P6" style:family="paragraph" style:parent-style-name="Standard">
      <style:text-properties style:font-name="Noto Sans Light" fo:font-size="12pt" fo:font-style="italic" officeooo:rsid="0020286a" officeooo:paragraph-rsid="0020286a" style:font-size-asian="10.5pt" style:font-style-asian="italic" style:font-size-complex="12pt" style:font-style-complex="italic"/>
    </style:style>
    <style:style style:name="P7" style:family="paragraph" style:parent-style-name="Standard">
      <style:text-properties style:font-name="Noto Sans Light" fo:font-size="12pt" fo:font-style="italic" fo:font-weight="bold" officeooo:rsid="0020286a" officeooo:paragraph-rsid="0020286a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style:font-name="Noto Sans Light" fo:font-size="12pt" fo:font-style="normal" fo:font-weight="bold" officeooo:rsid="0020286a" officeooo:paragraph-rsid="0020286a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style:font-name="Noto Sans Light" fo:font-size="12pt" fo:font-style="normal" fo:font-weight="normal" officeooo:rsid="0020286a" officeooo:paragraph-rsid="0020286a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028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ÍK <text:span text:style-name="T1">KOSMETICKÉHO OŠETŘENÍ</text:span></text:p>
      <text:p text:style-name="P1"/>
      <text:p text:style-name="P2">Ceny jsou pouze orientační.</text:p>
      <text:p text:style-name="P2"/>
      <text:p text:style-name="P2">Ošetření včetně domácí péče nastavuji každé klientce individuálně podle stavu pleti.</text:p>
      <text:p text:style-name="P2"/>
      <text:p text:style-name="P2"/>
      <text:p text:style-name="P2">RITUEL LE SOIN LISSANT 120 min 2500,-</text:p>
      <text:p text:style-name="P3">relaxační vyhlazující péče pro zjemnění vrásek s liftingovým efektem a hloubkovou hydratací</text:p>
      <text:p text:style-name="P3"/>
      <text:p text:style-name="P4">RITUEL LIFT C.V.S. 120 min 2500,-</text:p>
      <text:p text:style-name="P3">obnovující ošetření pro regeneraci pleti, stažení pórů a liftingový efekt</text:p>
      <text:p text:style-name="P3"/>
      <text:p text:style-name="P4">RITUEL BOOSTER VIP O2 120 min 2300,-</text:p>
      <text:p text:style-name="P3">okysličující a rozjasňující péče pro unavenou a stresu vystavenou pleť</text:p>
      <text:p text:style-name="P3"/>
      <text:p text:style-name="P4">RITUEL FÉERIE 120 min 2990,-</text:p>
      <text:p text:style-name="P3">silně zpevňující ošetření s mořským kolagenem, které vás okouzlí svým účinkem</text:p>
      <text:p text:style-name="P3"/>
      <text:p text:style-name="P4">RITUEL VIVANT 90 min 1800,-</text:p>
      <text:p text:style-name="P3">péče pro aknózní typy pleti včetně postpubertální s rozšířenými póry a jizvičkami</text:p>
      <text:p text:style-name="P3"/>
      <text:p text:style-name="P4">RITUEL PIGM 400 120 min 2500,-</text:p>
      <text:p text:style-name="P3">tento rituál pomáhá redukovat a sjednocovat pleť s viditelnou pigmentací</text:p>
      <text:p text:style-name="P3"/>
      <text:p text:style-name="P4">RITUEL BIOSENSIBLE 120 min 2200,-</text:p>
      <text:p text:style-name="P3">péče pro posílení citlivé pleti a její zklidnění</text:p>
      <text:p text:style-name="P4"/>
      <text:p text:style-name="P3"/>
      <text:p text:style-name="P7">Barvení řas a obočí provádím pouze v rámci kosmetického ošetření.</text:p>
      <text:p text:style-name="P7"/>
      <text:p text:style-name="P9">Obočí <text:tab/><text:tab/>200,-</text:p>
      <text:p text:style-name="P9">Řasy <text:tab/><text:tab/>200,-</text:p>
      <text:p text:style-name="P9">Obočí + řasy <text:s/>300,-</text:p>
      <text:p text:style-name="P3"/>
      <text:p text:style-name="P6">* ceny jsou včetně úpravy obočí</text:p>
      <text:p text:style-name="P3"/>
      <text:p text:style-name="P8">DEPILACE</text:p>
      <text:p text:style-name="P8"/>
      <text:p text:style-name="P9">Předloktí<text:tab/><text:tab/><text:tab/><text:tab/><text:tab/>300,-<text:tab/></text:p>
      <text:p text:style-name="P9"/>
      <text:p text:style-name="P9">Celé ruce<text:tab/><text:tab/><text:tab/><text:tab/><text:tab/>450,-</text:p>
      <text:p text:style-name="P9"/>
      <text:p text:style-name="P9"><text:soft-page-break/>Podpaží<text:tab/><text:tab/><text:tab/><text:tab/><text:tab/>250,-</text:p>
      <text:p text:style-name="P9"/>
      <text:p text:style-name="P9">Lýtka<text:tab/><text:tab/><text:tab/><text:tab/><text:tab/><text:tab/>450,-</text:p>
      <text:p text:style-name="P9"/>
      <text:p text:style-name="P9">Celé nohy<text:tab/><text:tab/><text:tab/><text:tab/><text:tab/>550 – 900,-</text:p>
      <text:p text:style-name="P9"/>
      <text:p text:style-name="P9">Třísla<text:tab/><text:tab/><text:tab/><text:tab/><text:tab/><text:tab/>250 – 450,-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 Semilight" svg:font-family="'Malgun Gothic Semilight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0T15:13:02.676000000</meta:creation-date>
    <dc:date>2023-04-13T11:23:13.613000000</dc:date>
    <meta:editing-duration>PT1H25M36S</meta:editing-duration>
    <meta:editing-cycles>2</meta:editing-cycles>
    <meta:generator>LibreOffice/7.4.4.2$Windows_X86_64 LibreOffice_project/85569322deea74ec9134968a29af2df5663baa21</meta:generator>
    <meta:print-date>2023-04-13T11:22:54.104000000</meta:print-date>
    <meta:document-statistic meta:table-count="0" meta:image-count="0" meta:object-count="0" meta:page-count="2" meta:paragraph-count="29" meta:word-count="173" meta:character-count="1142" meta:non-whitespace-character-count="964"/>
  </office:meta>
</office:document-meta>
</file>